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0.6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9:23</meta:creation-date>
    <dc:date>2013-01-31T13:04:49</dc:date>
    <dc:creator>Yuqian Li</dc:creator>
    <meta:editing-duration>P0D</meta:editing-duration>
    <meta:editing-cycles>2</meta:editing-cycles>
    <meta:generator>LibreOffice/3.5$Linux_x86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243cm" svg:y="1.837cm" svg:width="13.117cm" svg:height="5.355cm"/>
          <chart:axis chart:dimension="x" chart:name="primary-x" chart:style-name="ch4" chartooo:axis-type="auto">
            <chart:title svg:x="7.759cm" svg:y="8.019cm" chart:style-name="ch5">
              <text:p>m_max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10" chart:values-cell-range-address="local-table.$D$2:.$D$24" chart:label-cell-address="local-table.$D$1" chart:class="chart:scatter">
            <chart:data-point chart:repeated="23"/>
          </chart:series>
          <chart:series chart:style-name="ch11" chart:values-cell-range-address="local-table.$E$2:.$E$24" chart:label-cell-address="local-table.$E$1" chart:class="chart:scatter">
            <chart:data-point chart:repeated="23"/>
          </chart:series>
          <chart:series chart:style-name="ch12" chart:values-cell-range-address="local-table.$F$2:.$F$24" chart:label-cell-address="local-table.$F$1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6682">
                <text:p>0.0336682</text:p>
              </table:table-cell>
              <table:table-cell office:value-type="float" office:value="0.2160236">
                <text:p>0.2160236</text:p>
              </table:table-cell>
              <table:table-cell office:value-type="float" office:value="0.0791852">
                <text:p>0.0791852</text:p>
              </table:table-cell>
              <table:table-cell office:value-type="float" office:value="0.0123444">
                <text:p>0.01234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8251">
                <text:p>0.038251</text:p>
              </table:table-cell>
              <table:table-cell office:value-type="float" office:value="0.2558916">
                <text:p>0.2558916</text:p>
              </table:table-cell>
              <table:table-cell office:value-type="float" office:value="0.083618">
                <text:p>0.083618</text:p>
              </table:table-cell>
              <table:table-cell office:value-type="float" office:value="0.0142352">
                <text:p>0.014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90632">
                <text:p>0.0390632</text:p>
              </table:table-cell>
              <table:table-cell office:value-type="float" office:value="0.302683">
                <text:p>0.302683</text:p>
              </table:table-cell>
              <table:table-cell office:value-type="float" office:value="0.084301">
                <text:p>0.084301</text:p>
              </table:table-cell>
              <table:table-cell office:value-type="float" office:value="0.0155664">
                <text:p>0.01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26552">
                <text:p>0.0426552</text:p>
              </table:table-cell>
              <table:table-cell office:value-type="float" office:value="0.3542828">
                <text:p>0.3542828</text:p>
              </table:table-cell>
              <table:table-cell office:value-type="float" office:value="0.0856144">
                <text:p>0.0856144</text:p>
              </table:table-cell>
              <table:table-cell office:value-type="float" office:value="0.0312614">
                <text:p>0.031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40326">
                <text:p>0.0640326</text:p>
              </table:table-cell>
              <table:table-cell office:value-type="float" office:value="0.4243548">
                <text:p>0.4243548</text:p>
              </table:table-cell>
              <table:table-cell office:value-type="float" office:value="0.0820196">
                <text:p>0.0820196</text:p>
              </table:table-cell>
              <table:table-cell office:value-type="float" office:value="0.034822">
                <text:p>0.03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3614">
                <text:p>0.053614</text:p>
              </table:table-cell>
              <table:table-cell office:value-type="float" office:value="0.5027264">
                <text:p>0.5027264</text:p>
              </table:table-cell>
              <table:table-cell office:value-type="float" office:value="0.0845684">
                <text:p>0.0845684</text:p>
              </table:table-cell>
              <table:table-cell office:value-type="float" office:value="0.1210626">
                <text:p>0.121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35556">
                <text:p>0.0535556</text:p>
              </table:table-cell>
              <table:table-cell office:value-type="float" office:value="0.5841348">
                <text:p>0.5841348</text:p>
              </table:table-cell>
              <table:table-cell office:value-type="float" office:value="0.0873366">
                <text:p>0.0873366</text:p>
              </table:table-cell>
              <table:table-cell office:value-type="float" office:value="0.2872128">
                <text:p>0.287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74368">
                <text:p>0.0574368</text:p>
              </table:table-cell>
              <table:table-cell office:value-type="float" office:value="0.6857008">
                <text:p>0.6857008</text:p>
              </table:table-cell>
              <table:table-cell office:value-type="float" office:value="0.0884366">
                <text:p>0.0884366</text:p>
              </table:table-cell>
              <table:table-cell office:value-type="float" office:value="0.9667066">
                <text:p>0.9667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5945">
                <text:p>0.05945</text:p>
              </table:table-cell>
              <table:table-cell office:value-type="float" office:value="0.8124346">
                <text:p>0.8124346</text:p>
              </table:table-cell>
              <table:table-cell office:value-type="float" office:value="0.0855788">
                <text:p>0.0855788</text:p>
              </table:table-cell>
              <table:table-cell office:value-type="float" office:value="3.0578114">
                <text:p>3.0578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258">
                <text:p>0.0699258</text:p>
              </table:table-cell>
              <table:table-cell office:value-type="float" office:value="0.9220146">
                <text:p>0.9220146</text:p>
              </table:table-cell>
              <table:table-cell office:value-type="float" office:value="0.0862466">
                <text:p>0.086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045562">
                <text:p>0.1045562</text:p>
              </table:table-cell>
              <table:table-cell office:value-type="float" office:value="2.6842856">
                <text:p>2.6842856</text:p>
              </table:table-cell>
              <table:table-cell office:value-type="float" office:value="0.0979322">
                <text:p>0.097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1258504">
                <text:p>0.1258504</text:p>
              </table:table-cell>
              <table:table-cell office:value-type="float" office:value="NaN">
                <text:p>NaN</text:p>
              </table:table-cell>
              <table:table-cell office:value-type="float" office:value="0.1103722">
                <text:p>0.110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167816">
                <text:p>0.167816</text:p>
              </table:table-cell>
              <table:table-cell office:value-type="float" office:value="NaN">
                <text:p>NaN</text:p>
              </table:table-cell>
              <table:table-cell office:value-type="float" office:value="0.1168444">
                <text:p>0.116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2808238">
                <text:p>0.2808238</text:p>
              </table:table-cell>
              <table:table-cell office:value-type="float" office:value="NaN">
                <text:p>NaN</text:p>
              </table:table-cell>
              <table:table-cell office:value-type="float" office:value="0.1264126">
                <text:p>0.126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274878">
                <text:p>0.274878</text:p>
              </table:table-cell>
              <table:table-cell office:value-type="float" office:value="NaN">
                <text:p>NaN</text:p>
              </table:table-cell>
              <table:table-cell office:value-type="float" office:value="0.1370226">
                <text:p>0.137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3455064">
                <text:p>0.3455064</text:p>
              </table:table-cell>
              <table:table-cell office:value-type="float" office:value="NaN">
                <text:p>NaN</text:p>
              </table:table-cell>
              <table:table-cell office:value-type="float" office:value="0.1575646">
                <text:p>0.1575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624152">
                <text:p>0.0624152</text:p>
              </table:table-cell>
              <table:table-cell office:value-type="float" office:value="NaN">
                <text:p>NaN</text:p>
              </table:table-cell>
              <table:table-cell office:value-type="float" office:value="0.094453">
                <text:p>0.09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37978">
                <text:p>0.037978</text:p>
              </table:table-cell>
              <table:table-cell office:value-type="float" office:value="NaN">
                <text:p>NaN</text:p>
              </table:table-cell>
              <table:table-cell office:value-type="float" office:value="0.0806584">
                <text:p>0.080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339386">
                <text:p>0.0339386</text:p>
              </table:table-cell>
              <table:table-cell office:value-type="float" office:value="NaN">
                <text:p>NaN</text:p>
              </table:table-cell>
              <table:table-cell office:value-type="float" office:value="0.0858344">
                <text:p>0.085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0.0360692">
                <text:p>0.0360692</text:p>
              </table:table-cell>
              <table:table-cell office:value-type="float" office:value="NaN">
                <text:p>NaN</text:p>
              </table:table-cell>
              <table:table-cell office:value-type="float" office:value="0.084719">
                <text:p>0.08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0.0332948">
                <text:p>0.0332948</text:p>
              </table:table-cell>
              <table:table-cell office:value-type="float" office:value="NaN">
                <text:p>NaN</text:p>
              </table:table-cell>
              <table:table-cell office:value-type="float" office:value="0.0803122">
                <text:p>0.080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0.0357466">
                <text:p>0.0357466</text:p>
              </table:table-cell>
              <table:table-cell office:value-type="float" office:value="NaN">
                <text:p>NaN</text:p>
              </table:table-cell>
              <table:table-cell office:value-type="float" office:value="0.0777612">
                <text:p>0.0777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0.0332838">
                <text:p>0.0332838</text:p>
              </table:table-cell>
              <table:table-cell office:value-type="float" office:value="NaN">
                <text:p>NaN</text:p>
              </table:table-cell>
              <table:table-cell office:value-type="float" office:value="0.0825204">
                <text:p>0.0825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